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="solid" draw:fill-color="#c0c0c0" draw:textarea-vertical-align="middle"/>
    </style:style>
    <style:style style:name="gr9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7" style:family="graphic" style:parent-style-name="objectwithoutfill">
      <style:graphic-properties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9" style:family="graphic" style:parent-style-name="standard">
      <style:graphic-properties svg:stroke-width="0.1cm" svg:stroke-color="#ff3366" draw:marker-start-width="0.35cm" draw:marker-end-width="0.3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fill="solid" draw:fill-color="#83caff" draw:textarea-vertical-align="middle"/>
    </style:style>
    <style:style style:name="gr2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e6e6e6" draw:textarea-horizontal-align="left" draw:textarea-vertical-align="top" draw:auto-grow-height="false" fo:padding-top="0cm" fo:padding-bottom="0cm" fo:padding-left="0.1cm" fo:padding-right="0.1cm"/>
    </style:style>
    <style:style style:name="gr23" style:family="graphic" style:parent-style-name="standard">
      <style:graphic-properties draw:fill="solid" draw:fill-color="#e6e6e6" draw:textarea-horizontal-align="left" draw:textarea-vertical-align="top" draw:auto-grow-height="false" fo:padding-top="0cm" fo:padding-bottom="0cm" fo:padding-left="0.1cm" fo:padding-right="0.1cm"/>
    </style:style>
    <style:style style:name="gr24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  <style:text-properties style:text-position="super 58%" fo:font-size="9pt" style:font-size-asian="9pt" style:font-size-complex="9pt"/>
    </style:style>
    <style:style style:name="P5" style:family="paragraph">
      <style:text-properties fo:font-size="9pt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cm" svg:height="2cm" svg:x="14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9cm" svg:y="4cm">
          <text:p text:style-name="P1"><text:span text:style-name="T1">TX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8cm" svg:y="4cm">
          <text:p text:style-name="P1"><text:span text:style-name="T1">RX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7cm" svg:y="4cm">
          <text:p text:style-name="P1"><text:span text:style-name="T1">R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1cm" svg:height="1cm" svg:x="16cm" svg:y="4cm">
          <text:p text:style-name="P1"><text:span text:style-name="T1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3cm" svg:y="4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12cm" svg:y="4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11cm" svg:y="4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0cm" svg:y="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9cm" svg:y="4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8cm" svg:y="4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5cm" svg:y="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14cm" svg:y="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1cm" svg:height="1cm" svg:x="19cm" svg:y="10cm">
          <text:p text:style-name="P1"><text:span text:style-name="T1">RA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1cm" svg:height="1cm" svg:x="18cm" svg:y="10cm">
          <text:p text:style-name="P1"><text:span text:style-name="T1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7cm" svg:y="10cm">
          <text:p text:style-name="P1"><text:span text:style-name="T1">R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6cm" svg:y="10cm">
          <text:p text:style-name="P1"><text:span text:style-name="T1">VC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3cm" svg:y="10cm">
          <text:p text:style-name="P1"><text:span text:style-name="T1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2cm" svg:y="10cm">
          <text:p text:style-name="P1"><text:span text:style-name="T1">A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1cm" svg:y="10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0cm" svg:y="10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9cm" svg:y="10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8cm" svg:y="10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5cm" svg:y="10cm">
          <text:p text:style-name="P1"><text:span text:style-name="T1">A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4cm" svg:y="10cm">
          <text:p text:style-name="P1"><text:span text:style-name="T1">A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" draw:id="id15" draw:layer="layout" svg:width="1cm" svg:height="1cm" svg:x="9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1" draw:id="id11" draw:layer="layout" svg:width="1cm" svg:height="1cm" svg:x="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cm" svg:height="1cm" svg:x="9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" draw:id="id24" draw:layer="layout" svg:width="1cm" svg:height="1cm" svg:x="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3" draw:id="id13" draw:layer="layout" svg:width="1cm" svg:height="1cm" svg:x="8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cm" svg:height="1cm" svg:x="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1cm" svg:height="1cm" svg:x="1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" draw:id="id3" draw:layer="layout" svg:width="1cm" svg:height="1cm" svg:x="11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cm" svg:height="1cm" svg:x="11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1cm" svg:height="1cm" svg:x="8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" draw:id="id4" draw:layer="layout" svg:width="1cm" svg:height="1cm" svg:x="8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cm" svg:height="1cm" svg:x="8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" draw:id="id7" draw:layer="layout" svg:width="1cm" svg:height="1cm" svg:x="12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" draw:id="id2" draw:layer="layout" svg:width="1cm" svg:height="1cm" svg:x="1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cm" svg:height="1cm" svg:x="1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8" draw:id="id8" draw:layer="layout" svg:width="1cm" svg:height="1cm" svg:x="14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" draw:id="id1" draw:layer="layout" svg:width="1cm" svg:height="1cm" svg:x="14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cm" svg:height="1cm" svg:x="1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4cm" svg:y1="2.5cm" svg:x2="13cm" svg:y2="2.5cm" draw:start-shape="id1" draw:start-glue-point="6" draw:end-shape="id2" draw:end-glue-point="10" svg:d="m14000 2500h-1000">
          <text:p/>
        </draw:connector>
        <draw:connector draw:style-name="gr7" draw:text-style-name="P1" draw:layer="layout" svg:x1="11cm" svg:y1="2.5cm" svg:x2="9cm" svg:y2="2.5cm" draw:start-shape="id3" draw:start-glue-point="6" draw:end-shape="id4" draw:end-glue-point="10" svg:d="m11000 2500h-2000">
          <text:p/>
        </draw:connector>
        <draw:connector draw:style-name="gr8" draw:text-style-name="P1" draw:layer="layout" svg:x1="9cm" svg:y1="1.5cm" svg:x2="11cm" svg:y2="1.5cm" draw:start-shape="id5" draw:start-glue-point="10" draw:end-shape="id6" draw:end-glue-point="6" svg:d="m9000 1500h2000">
          <text:p/>
        </draw:connector>
        <draw:connector draw:style-name="gr8" draw:text-style-name="P1" draw:layer="layout" svg:x1="13cm" svg:y1="1.5cm" svg:x2="14cm" svg:y2="1.5cm" draw:start-shape="id7" draw:start-glue-point="10" draw:end-shape="id8" draw:end-glue-point="6" svg:d="m13000 1500h1000">
          <text:p/>
        </draw:connector>
        <draw:connector draw:style-name="gr7" draw:text-style-name="P1" draw:layer="layout" svg:x1="18.5cm" svg:y1="10cm" svg:x2="16.5cm" svg:y2="5cm" draw:start-shape="id9" draw:start-glue-point="4" draw:end-shape="id10" draw:end-glue-point="8" svg:d="m18500 10000v-2499h-2000v-2501">
          <text:p/>
        </draw:connector>
        <draw:custom-shape draw:style-name="gr2" draw:text-style-name="P2" xml:id="id30" draw:id="id30" draw:layer="layout" svg:width="1cm" svg:height="1cm" svg:x="2cm" svg:y="1cm">
          <text:p text:style-name="P1"><text:span text:style-name="T1">R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6" draw:id="id26" draw:layer="layout" svg:width="1cm" svg:height="1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5" draw:id="id25" draw:layer="layout" svg:width="1cm" svg:height="1cm" svg:x="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8" draw:id="id28" draw:layer="layout" svg:width="1cm" svg:height="1cm" svg:x="3cm" svg:y="1cm">
          <text:p text:style-name="P1"><text:span text:style-name="T1">T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4cm" svg:y="1cm">
          <text:p text:style-name="P1"><text:span text:style-name="T1">R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5cm" svg:y="1cm">
          <text:p text:style-name="P1"><text:span text:style-name="T1">C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3" draw:id="id23" draw:layer="layout" svg:width="1cm" svg:height="1cm" svg:x="4cm" svg:y="12cm">
          <text:p text:style-name="P1"><text:span text:style-name="T1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8" draw:id="id18" draw:layer="layout" svg:width="1cm" svg:height="1cm" svg:x="5cm" svg:y="12cm">
          <text:p text:style-name="P1"><text:span text:style-name="T1">V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20" draw:id="id20" draw:layer="layout" svg:width="1cm" svg:height="1cm" svg:x="3cm" svg:y="12cm">
          <text:p text:style-name="P1"><text:span text:style-name="T1">V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2" draw:id="id12" draw:layer="layout" svg:width="1cm" svg:height="1cm" svg:x="14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14" draw:id="id14" draw:layer="layout" svg:width="1cm" svg:height="1cm" svg:x="14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7" draw:id="id17" draw:layer="layout" svg:width="1cm" svg:height="1cm" draw:transform="rotate (1.5707963267949) translate (6cm 10cm)">
          <text:p text:style-name="P1"><text:span text:style-name="T1">H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2" draw:id="id22" draw:layer="layout" svg:width="1cm" svg:height="1cm" draw:transform="rotate (1.5707963267949) translate (6cm 9cm)">
          <text:p text:style-name="P1"><text:span text:style-name="T1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draw:transform="rotate (1.5707963267949) translate (6cm 8cm)">
          <text:p text:style-name="P1"><text:span text:style-name="T1">R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draw:transform="rotate (1.5707963267949) translate (6cm 7cm)">
          <text:p text:style-name="P1"><text:span text:style-name="T1">T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9" draw:id="id19" draw:layer="layout" svg:width="1cm" svg:height="1cm" draw:transform="rotate (1.5707963267949) translate (2cm 10cm)">
          <text:p text:style-name="P1"><text:span text:style-name="T1">L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1" draw:id="id21" draw:layer="layout" svg:width="1cm" svg:height="1cm" draw:transform="rotate (1.5707963267949) translate (2cm 9cm)">
          <text:p text:style-name="P1"><text:span text:style-name="T1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9" draw:id="id29" draw:layer="layout" svg:width="1cm" svg:height="1cm" draw:transform="rotate (1.5707963267949) translate (2cm 8cm)">
          <text:p text:style-name="P1"><text:span text:style-name="T1">R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1cm" svg:height="1cm" draw:transform="rotate (1.5707963267949) translate (2cm 7cm)">
          <text:p text:style-name="P1"><text:span text:style-name="T1">T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draw:transform="rotate (1.5707963267949) translate (6cm 11cm)">
          <text:p text:style-name="P1"><text:span text:style-name="T1">R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draw:transform="rotate (1.5707963267949) translate (2cm 11cm)">
          <text:p text:style-name="P1"><text:span text:style-name="T1">R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draw:transform="rotate (1.5707963267949) translate (6cm 12cm)">
          <text:p text:style-name="P1"><text:span text:style-name="T1">T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draw:transform="rotate (1.5707963267949) translate (2cm 12cm)">
          <text:p text:style-name="P1"><text:span text:style-name="T1">T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0cm" svg:y1="12.5cm" svg:x2="14cm" svg:y2="12.5cm" draw:start-shape="id11" draw:start-glue-point="10" draw:end-shape="id12" draw:end-glue-point="6" svg:d="m10000 12500h4000">
          <text:p/>
        </draw:connector>
        <draw:connector draw:style-name="gr7" draw:text-style-name="P1" draw:layer="layout" svg:x1="8cm" svg:y1="12.5cm" svg:x2="8cm" svg:y2="2.5cm" draw:start-shape="id13" draw:start-glue-point="6" draw:end-shape="id4" draw:end-glue-point="6" svg:d="m8000 12500h-501v-10000h501">
          <text:p/>
        </draw:connector>
        <draw:connector draw:style-name="gr7" draw:text-style-name="P1" draw:layer="layout" svg:x1="15cm" svg:y1="1.5cm" svg:x2="16.5cm" svg:y2="4cm" draw:start-shape="id8" draw:start-glue-point="10" draw:end-shape="id10" draw:end-glue-point="4" svg:d="m15000 1500h1500v2500">
          <text:p/>
        </draw:connector>
        <draw:connector draw:style-name="gr7" draw:text-style-name="P1" draw:layer="layout" svg:x1="18.5cm" svg:y1="11cm" svg:x2="15cm" svg:y2="13.5cm" draw:start-shape="id9" draw:start-glue-point="8" draw:end-shape="id14" draw:end-glue-point="10" svg:d="m18500 11000v2500h-3500">
          <text:p/>
        </draw:connector>
        <draw:connector draw:style-name="gr7" draw:text-style-name="P1" draw:layer="layout" svg:x1="14cm" svg:y1="13.5cm" svg:x2="10cm" svg:y2="13.5cm" draw:start-shape="id14" draw:start-glue-point="6" draw:end-shape="id15" draw:end-glue-point="10" svg:d="m14000 13500h-4000">
          <text:p/>
        </draw:connector>
        <draw:connector draw:style-name="gr7" draw:text-style-name="P1" draw:layer="layout" svg:x1="15cm" svg:y1="12.5cm" svg:x2="19.5cm" svg:y2="11cm" draw:start-shape="id12" draw:start-glue-point="10" draw:end-shape="id16" draw:end-glue-point="8" svg:d="m15000 12500h4500v-1500">
          <text:p/>
        </draw:connector>
        <draw:connector draw:style-name="gr7" draw:text-style-name="P1" draw:layer="layout" svg:x1="6cm" svg:y1="9.5cm" svg:x2="5.5cm" svg:y2="12cm" draw:start-shape="id17" draw:start-glue-point="4" draw:end-shape="id18" draw:end-glue-point="4" svg:d="m6000 9500h-500v2500">
          <text:p/>
        </draw:connector>
        <draw:connector draw:style-name="gr7" draw:text-style-name="P1" draw:layer="layout" svg:x1="3cm" svg:y1="9.5cm" svg:x2="3.5cm" svg:y2="12cm" draw:start-shape="id19" draw:start-glue-point="8" draw:end-shape="id20" draw:end-glue-point="4" svg:d="m3000 9500h500v2500">
          <text:p/>
        </draw:connector>
        <draw:connector draw:style-name="gr7" draw:text-style-name="P1" draw:layer="layout" svg:x1="3cm" svg:y1="8.5cm" svg:x2="6cm" svg:y2="8.5cm" draw:start-shape="id21" draw:start-glue-point="8" draw:end-shape="id22" draw:end-glue-point="4" svg:d="m3000 8500h3000">
          <text:p/>
        </draw:connector>
        <draw:connector draw:style-name="gr7" draw:text-style-name="P1" draw:layer="layout" svg:x1="6cm" svg:y1="8.5cm" svg:x2="4.5cm" svg:y2="12cm" draw:start-shape="id22" draw:start-glue-point="4" draw:end-shape="id23" draw:end-glue-point="4" svg:d="m6000 8500h-1500v3500">
          <text:p/>
        </draw:connector>
        <draw:connector draw:style-name="gr7" draw:text-style-name="P1" draw:layer="layout" svg:x1="4.5cm" svg:y1="13cm" svg:x2="8cm" svg:y2="13.5cm" draw:start-shape="id23" draw:start-glue-point="8" draw:end-shape="id24" draw:end-glue-point="6" svg:d="m4500 13000v502h2001v-2h1499">
          <text:p/>
        </draw:connector>
        <draw:connector draw:style-name="gr7" draw:text-style-name="P1" draw:layer="layout" svg:x1="6cm" svg:y1="12.5cm" svg:x2="8cm" svg:y2="12.5cm" draw:start-shape="id18" draw:start-glue-point="10" draw:end-shape="id13" draw:end-glue-point="6" svg:d="m6000 12500h2000">
          <text:p/>
        </draw:connector>
        <draw:connector draw:style-name="gr8" draw:text-style-name="P1" draw:layer="layout" svg:x1="7cm" svg:y1="1.5cm" svg:x2="8cm" svg:y2="1.5cm" draw:start-shape="id25" draw:start-glue-point="10" draw:end-shape="id5" draw:end-glue-point="6" svg:d="m7000 1500h1000">
          <text:p/>
        </draw:connector>
        <draw:connector draw:style-name="gr7" draw:text-style-name="P1" draw:layer="layout" svg:x1="1.5cm" svg:y1="2cm" svg:x2="2cm" svg:y2="9.5cm" draw:start-shape="id26" draw:start-glue-point="8" draw:end-shape="id19" draw:end-glue-point="4" svg:d="m1500 2000v3500h-1v4000h501">
          <text:p/>
        </draw:connector>
        <draw:connector draw:style-name="gr7" draw:text-style-name="P1" draw:layer="layout" svg:x1="3cm" svg:y1="6.5cm" svg:x2="3.5cm" svg:y2="2cm" draw:start-shape="id27" draw:start-glue-point="8" draw:end-shape="id28" draw:end-glue-point="8" svg:d="m3000 6500h502v-2500h-2v-2000">
          <text:p/>
        </draw:connector>
        <draw:connector draw:style-name="gr7" draw:text-style-name="P1" draw:layer="layout" svg:x1="3cm" svg:y1="7.5cm" svg:x2="2.5cm" svg:y2="2cm" draw:start-shape="id29" draw:start-glue-point="8" draw:end-shape="id30" draw:end-glue-point="8" svg:d="m3000 7500h502v-3000h-1002v-2500">
          <text:p/>
        </draw:connector>
        <draw:custom-shape draw:style-name="gr2" draw:text-style-name="P2" draw:layer="layout" svg:width="1cm" svg:height="2cm" svg:x="16cm" svg:y="11cm">
          <text:p text:style-name="P1"><text:span text:style-name="T1">DIP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標準">
        <draw:custom-shape draw:style-name="gr1" draw:text-style-name="P1" draw:layer="layout" svg:width="2cm" svg:height="1cm" svg:x="1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8cm" svg:y="4cm">
          <text:p text:style-name="P1"><text:span text:style-name="T1">TX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7cm" svg:y="4cm">
          <text:p text:style-name="P1"><text:span text:style-name="T1">RX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6cm" svg:y="4cm">
          <text:p text:style-name="P1"><text:span text:style-name="T1">R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4" draw:id="id54" draw:layer="layout" svg:width="1cm" svg:height="1cm" svg:x="15cm" svg:y="4cm">
          <text:p text:style-name="P1"><text:span text:style-name="T1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12cm" svg:y="4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11cm" svg:y="4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10cm" svg:y="4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9cm" svg:y="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cm" svg:height="1cm" svg:x="8cm" svg:y="4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cm" svg:height="1cm" svg:x="7cm" svg:y="4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14cm" svg:y="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13cm" svg:y="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0" draw:id="id50" draw:layer="layout" svg:width="1cm" svg:height="1cm" svg:x="18cm" svg:y="10cm">
          <text:p text:style-name="P1"><text:span text:style-name="T1">RA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3" draw:id="id53" draw:layer="layout" svg:width="1cm" svg:height="1cm" svg:x="17cm" svg:y="10cm">
          <text:p text:style-name="P1"><text:span text:style-name="T1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6cm" svg:y="10cm">
          <text:p text:style-name="P1"><text:span text:style-name="T1">R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5cm" svg:y="10cm">
          <text:p text:style-name="P1"><text:span text:style-name="T1">VC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2cm" svg:y="10cm">
          <text:p text:style-name="P1"><text:span text:style-name="T1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1cm" svg:y="10cm">
          <text:p text:style-name="P1"><text:span text:style-name="T1">A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37" draw:id="id37" draw:layer="layout" svg:width="1cm" svg:height="1cm" svg:x="10cm" svg:y="10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39" draw:id="id39" draw:layer="layout" svg:width="1cm" svg:height="1cm" svg:x="9cm" svg:y="10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8cm" svg:y="10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7cm" svg:y="10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4cm" svg:y="10cm">
          <text:p text:style-name="P1"><text:span text:style-name="T1">A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3cm" svg:y="10cm">
          <text:p text:style-name="P1"><text:span text:style-name="T1">A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1cm" svg:x="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7" draw:id="id57" draw:layer="layout" svg:width="1cm" svg:height="1cm" svg:x="8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8cm" svg:y="11cm">
          <text:p text:style-name="P1"><text:span text:style-name="T1">T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2" draw:id="id52" draw:layer="layout" svg:width="1cm" svg:height="1cm" svg:x="7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4" draw:id="id44" draw:layer="layout" svg:width="1cm" svg:height="1cm" svg:x="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7cm" svg:y="11cm">
          <text:p text:style-name="P1"><text:span text:style-name="T1">H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1cm" svg:x="10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cm" svg:x="10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cm" svg:height="1cm" svg:x="10cm" svg:y="3cm">
          <text:p text:style-name="P1"><text:span text:style-name="T1">Ear</text:span></text:p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1" draw:id="id41" draw:layer="layout" svg:width="1cm" svg:height="1cm" svg:x="7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8" draw:id="id48" draw:layer="layout" svg:width="1cm" svg:height="1cm" svg:x="9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cm" svg:height="1cm" svg:x="9cm" svg:y="3cm">
          <text:p text:style-name="P1"><text:span text:style-name="T1">Ear</text:span></text:p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1cm" svg:x="1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cm" svg:x="11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cm" svg:height="1cm" svg:x="11cm" svg:y="3cm">
          <text:p text:style-name="P1"><text:span text:style-name="T1">Arm</text:span></text:p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6" draw:id="id56" draw:layer="layout" svg:width="1cm" svg:height="1cm" svg:x="14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cm" svg:x="14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cm" svg:height="1cm" svg:x="14cm" svg:y="3cm">
          <text:p text:style-name="P1"><text:span text:style-name="T1">Foot</text:span></text:p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cm" svg:height="1cm" svg:x="1cm" svg:y="7cm">
          <text:p text:style-name="P1"><text:span text:style-name="T1">R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42" draw:id="id42" draw:layer="layout" svg:width="1cm" svg:height="1cm" svg:x="1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0" draw:id="id40" draw:layer="layout" svg:width="1cm" svg:height="1cm" svg:x="1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cm" svg:height="1cm" svg:x="1cm" svg:y="6cm">
          <text:p text:style-name="P1"><text:span text:style-name="T1">T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cm" svg:y="5cm">
          <text:p text:style-name="P1"><text:span text:style-name="T1">R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cm" svg:y="4cm">
          <text:p text:style-name="P1"><text:span text:style-name="T1">C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35" draw:id="id35" draw:layer="layout" svg:width="1cm" svg:height="1cm" svg:x="4cm" svg:y="5cm">
          <text:p text:style-name="P1"><text:span text:style-name="T1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47" draw:id="id47" draw:layer="layout" svg:width="1cm" svg:height="1cm" svg:x="5cm" svg:y="5cm">
          <text:p text:style-name="P1"><text:span text:style-name="T1">V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2" draw:id="id32" draw:layer="layout" svg:width="1cm" svg:height="1cm" svg:x="3cm" svg:y="5cm">
          <text:p text:style-name="P1"><text:span text:style-name="T1">V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cm" svg:x="1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cm" svg:height="1cm" svg:x="16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49" draw:id="id49" draw:layer="layout" svg:width="1cm" svg:height="1cm" draw:transform="rotate (1.5707963267949) translate (6cm 9cm)">
          <text:p text:style-name="P1"><text:span text:style-name="T1">H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34" draw:id="id34" draw:layer="layout" svg:width="1cm" svg:height="1cm" draw:transform="rotate (1.5707963267949) translate (6cm 10cm)">
          <text:p text:style-name="P1"><text:span text:style-name="T1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38" draw:id="id38" draw:layer="layout" svg:width="1cm" svg:height="1cm" draw:transform="rotate (1.5707963267949) translate (6cm 8cm)">
          <text:p text:style-name="P1"><text:span text:style-name="T1">R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36" draw:id="id36" draw:layer="layout" svg:width="1cm" svg:height="1cm" draw:transform="rotate (1.5707963267949) translate (6cm 7cm)">
          <text:p text:style-name="P1"><text:span text:style-name="T1">T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1" draw:id="id31" draw:layer="layout" svg:width="1cm" svg:height="1cm" draw:transform="rotate (1.5707963267949) translate (2cm 9cm)">
          <text:p text:style-name="P1"><text:span text:style-name="T1">L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33" draw:id="id33" draw:layer="layout" svg:width="1cm" svg:height="1cm" draw:transform="rotate (1.5707963267949) translate (2cm 10cm)">
          <text:p text:style-name="P1"><text:span text:style-name="T1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cm" svg:height="1cm" draw:transform="rotate (1.5707963267949) translate (2cm 8cm)">
          <text:p text:style-name="P1"><text:span text:style-name="T1">R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cm" svg:height="1cm" draw:transform="rotate (1.5707963267949) translate (2cm 7cm)">
          <text:p text:style-name="P1"><text:span text:style-name="T1">T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draw:transform="rotate (1.5707963267949) translate (6cm 11cm)">
          <text:p text:style-name="P1"><text:span text:style-name="T1">R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draw:transform="rotate (1.5707963267949) translate (2cm 11cm)">
          <text:p text:style-name="P1"><text:span text:style-name="T1">R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draw:transform="rotate (1.5707963267949) translate (6cm 12cm)">
          <text:p text:style-name="P1"><text:span text:style-name="T1">T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draw:transform="rotate (1.5707963267949) translate (2cm 12cm)">
          <text:p text:style-name="P1"><text:span text:style-name="T1">T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3cm" svg:y1="8.5cm" svg:x2="3.5cm" svg:y2="6cm" draw:start-shape="id31" draw:start-glue-point="8" draw:end-shape="id32" draw:end-glue-point="8" svg:d="m3000 8500h502v-1500h-2v-1000">
          <text:p/>
        </draw:connector>
        <draw:connector draw:style-name="gr7" draw:text-style-name="P1" draw:layer="layout" svg:x1="3cm" svg:y1="9.5cm" svg:x2="6cm" svg:y2="9.5cm" draw:start-shape="id33" draw:start-glue-point="8" draw:end-shape="id34" draw:end-glue-point="4" svg:d="m3000 9500h3000">
          <text:p/>
        </draw:connector>
        <draw:connector draw:style-name="gr7" draw:text-style-name="P1" draw:layer="layout" svg:x1="6cm" svg:y1="9.5cm" svg:x2="4.5cm" svg:y2="6cm" draw:start-shape="id34" draw:start-glue-point="4" draw:end-shape="id35" draw:end-glue-point="8" svg:d="m6000 9500h-1500v-3500">
          <text:p/>
        </draw:connector>
        <draw:connector draw:style-name="gr7" draw:text-style-name="P1" draw:layer="layout" svg:x1="7cm" svg:y1="6.5cm" svg:x2="10.5cm" svg:y2="10cm" draw:start-shape="id36" draw:start-glue-point="8" draw:end-shape="id37" draw:end-glue-point="4" svg:d="m7000 6500h3500v3500">
          <text:p/>
        </draw:connector>
        <draw:connector draw:style-name="gr7" draw:text-style-name="P1" draw:layer="layout" svg:x1="7cm" svg:y1="7.5cm" svg:x2="9.5cm" svg:y2="10cm" draw:start-shape="id38" draw:start-glue-point="8" draw:end-shape="id39" draw:end-glue-point="4" svg:d="m7000 7500h2500v2500">
          <text:p/>
        </draw:connector>
        <draw:connector draw:style-name="gr7" draw:text-style-name="P1" draw:layer="layout" svg:x1="1.5cm" svg:y1="3cm" svg:x2="7cm" svg:y2="1.5cm" draw:start-shape="id40" draw:start-glue-point="4" draw:end-shape="id41" draw:end-glue-point="6" svg:d="m1500 3000v-1500h5500">
          <text:p/>
        </draw:connector>
        <draw:connector draw:style-name="gr7" draw:text-style-name="P1" draw:layer="layout" svg:x1="7cm" svg:y1="1.5cm" svg:x2="4.5cm" svg:y2="5cm" draw:start-shape="id41" draw:start-glue-point="6" draw:end-shape="id35" draw:end-glue-point="4" svg:d="m7000 1500h-2500v3500">
          <text:p/>
        </draw:connector>
        <draw:custom-shape draw:style-name="gr16" draw:text-style-name="P2" draw:layer="layout" svg:width="1cm" svg:height="1cm" svg:x="11cm" svg:y="11cm">
          <text:p text:style-name="P1"><text:span text:style-name="T1">A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cm" svg:height="1cm" svg:x="12cm" svg:y="11cm">
          <text:p text:style-name="P1"><text:span text:style-name="T1">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cm" svg:height="1cm" svg:x="13cm" svg:y="11cm">
          <text:p text:style-name="P1"><text:span text:style-name="T1">A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1" draw:id="id51" draw:layer="layout" svg:width="1cm" svg:height="1cm" svg:x="4cm" svg:y="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5" draw:id="id45" draw:layer="layout" svg:width="1cm" svg:height="1cm" svg:x="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43" draw:id="id43" draw:layer="layout" svg:width="1cm" svg:height="1cm" svg:x="3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4.5cm" svg:y1="9.5cm" svg:x2="4.5cm" svg:y2="12cm">
          <text:p/>
        </draw:line>
        <draw:custom-shape draw:style-name="gr4" draw:text-style-name="P2" draw:layer="layout" svg:width="1cm" svg:height="1cm" svg:x="13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cm" svg:x="13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cm" svg:height="1cm" svg:x="13cm" svg:y="3cm">
          <text:p text:style-name="P1"><text:span text:style-name="T1">Foot</text:span></text:p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1cm" svg:x="12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cm" svg:x="1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cm" svg:height="1cm" svg:x="12cm" svg:y="3cm">
          <text:p text:style-name="P1"><text:span text:style-name="T1">Arm</text:span></text:p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1cm" svg:x="9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cm" svg:height="1cm" svg:x="8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cm" svg:height="1cm" svg:x="7cm" svg:y="3cm">
          <text:p text:style-name="P1"><text:span text:style-name="T1">LED</text:span></text:p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cm" svg:height="1cm" svg:x="8cm" svg:y="3cm">
          <text:p text:style-name="P1"><text:span text:style-name="T1">LED</text:span></text:p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1cm" svg:height="1cm" svg:x="6cm" svg:y="1.5cm">
          <text:p text:style-name="P1"><text:span text:style-name="T1">0.1μ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46" draw:id="id46" draw:layer="layout" svg:width="1cm" svg:height="1cm" svg:x="1.5cm" svg:y="1.5cm">
          <text:p text:style-name="P1"><text:span text:style-name="T1">10μ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.5cm" svg:y1="9cm" svg:x2="3cm" svg:y2="12.5cm" draw:start-shape="id42" draw:start-glue-point="8" draw:end-shape="id43" draw:end-glue-point="6" svg:d="m1500 9000v3500h1500">
          <text:p/>
        </draw:connector>
        <draw:connector draw:style-name="gr7" draw:text-style-name="P1" draw:layer="layout" svg:x1="7cm" svg:y1="12.5cm" svg:x2="6cm" svg:y2="12.5cm" draw:start-shape="id44" draw:start-glue-point="6" draw:end-shape="id45" draw:end-glue-point="10" svg:d="m7000 12500h-1000">
          <text:p/>
        </draw:connector>
        <draw:connector draw:style-name="gr7" draw:text-style-name="P1" draw:layer="layout" svg:x1="2.5cm" svg:y1="2cm" svg:x2="3.5cm" svg:y2="5cm" draw:start-shape="id46" draw:start-glue-point="10" draw:end-shape="id32" draw:end-glue-point="4" svg:d="m2500 2000h1000v3000">
          <text:p/>
        </draw:connector>
        <draw:connector draw:style-name="gr7" draw:text-style-name="P1" draw:layer="layout" svg:x1="5.5cm" svg:y1="5cm" svg:x2="9cm" svg:y2="2.5cm" draw:start-shape="id47" draw:start-glue-point="4" draw:end-shape="id48" draw:end-glue-point="6" svg:d="m5500 5000v-2500h3500">
          <text:p/>
        </draw:connector>
        <draw:connector draw:style-name="gr19" draw:text-style-name="P1" draw:layer="layout" svg:x1="7cm" svg:y1="8.5cm" svg:x2="18.5cm" svg:y2="10cm" draw:start-shape="id49" draw:start-glue-point="8" draw:end-shape="id50" draw:end-glue-point="4" svg:d="m7000 8500h11500v1500">
          <text:p/>
        </draw:connector>
        <draw:connector draw:style-name="gr20" draw:text-style-name="P1" draw:layer="layout" svg:x1="4.5cm" svg:y1="13cm" svg:x2="7cm" svg:y2="13.5cm" draw:start-shape="id51" draw:start-glue-point="8" draw:end-shape="id52" draw:end-glue-point="6" svg:d="m4500 13000v502h1501v-2h999">
          <text:p/>
        </draw:connector>
        <draw:connector draw:style-name="gr20" draw:text-style-name="P1" draw:layer="layout" svg:x1="17.5cm" svg:y1="10cm" svg:x2="15.5cm" svg:y2="5cm" draw:start-shape="id53" draw:start-glue-point="4" draw:end-shape="id54" draw:end-glue-point="8" svg:d="m17500 10000v-2499h-2000v-2501">
          <text:p/>
        </draw:connector>
        <draw:custom-shape draw:style-name="gr1" draw:text-style-name="P1" draw:layer="layout" svg:width="2cm" svg:height="1cm" svg:x="17cm" svg:y="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cm" svg:height="1cm" svg:x="17cm" svg:y="2cm">
          <text:p text:style-name="P1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55" draw:id="id55" draw:layer="layout" svg:width="1cm" svg:height="1cm" svg:x="18cm" svg:y="2cm">
          <text:p text:style-name="P1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svg:x1="18.5cm" svg:y1="2cm" svg:x2="15cm" svg:y2="1.5cm" draw:start-shape="id55" draw:start-glue-point="4" draw:end-shape="id56" draw:end-glue-point="10" svg:d="m18500 2000v-501h-1999v1h-1501">
          <text:p/>
        </draw:connector>
        <draw:connector draw:style-name="gr20" draw:text-style-name="P1" draw:layer="layout" svg:x1="18.5cm" svg:y1="3cm" svg:x2="15.5cm" svg:y2="4cm" draw:start-shape="id55" draw:start-glue-point="8" draw:end-shape="id54" draw:end-glue-point="4" svg:d="m18500 3000v502h-1499v-3h-1501v501">
          <text:p/>
        </draw:connector>
        <draw:connector draw:style-name="gr20" draw:text-style-name="P1" draw:layer="layout" svg:x1="9cm" svg:y1="12.5cm" svg:x2="18.5cm" svg:y2="11cm" draw:start-shape="id57" draw:start-glue-point="10" draw:end-shape="id50" draw:end-glue-point="8" svg:d="m9000 12500h9500v-1500">
          <text:p/>
        </draw:connector>
        <draw:connector draw:style-name="gr20" draw:text-style-name="P1" draw:layer="layout" svg:x1="5.5cm" svg:y1="6cm" svg:x2="6cm" svg:y2="8.5cm" draw:start-shape="id47" draw:start-glue-point="8" draw:end-shape="id49" draw:end-glue-point="4" svg:d="m5500 6000v1000h-1v1500h501">
          <text:p/>
        </draw:connector>
      </draw:page>
      <draw:page draw:name="page3" draw:style-name="dp1" draw:master-page-name="標準">
        <draw:custom-shape draw:style-name="gr22" draw:text-style-name="P3" draw:layer="layout" svg:width="2.75cm" svg:height="1cm" svg:x="4cm" svg:y="5cm">
          <text:p text:style-name="P1"><text:span text:style-name="T2">LP2950L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2.75cm" svg:height="1cm" svg:x="4cm" svg:y="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.75cm" svg:height="2cm" svg:x="18cm" svg:y="2cm">
          <text:p text:style-name="P1"><text:span text:style-name="T2">Pow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5cm" svg:height="0.75cm" svg:x="19cm" svg:y="4.25cm">
          <text:p text:style-name="P1"><text:span text:style-name="T2">TX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cm" svg:height="0.75cm" svg:x="18cm" svg:y="4.25cm">
          <text:p text:style-name="P1"><text:span text:style-name="T2">RX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19" draw:id="id119" draw:layer="layout" svg:width="0.75cm" svg:height="0.75cm" svg:x="13cm" svg:y="4.25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1" draw:id="id121" draw:layer="layout" svg:width="0.75cm" svg:height="0.75cm" svg:x="12cm" svg:y="4.25cm">
          <text:p text:style-name="P1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3" draw:id="id123" draw:layer="layout" svg:width="0.75cm" svg:height="0.75cm" svg:x="11cm" svg:y="4.25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5" draw:id="id125" draw:layer="layout" svg:width="0.75cm" svg:height="0.75cm" svg:x="10cm" svg:y="4.25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27" draw:id="id127" draw:layer="layout" svg:width="0.75cm" svg:height="0.75cm" svg:x="9cm" svg:y="4.25cm">
          <text:p text:style-name="P1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29" draw:id="id129" draw:layer="layout" svg:width="0.75cm" svg:height="0.75cm" svg:x="8cm" svg:y="4.25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15" draw:id="id115" draw:layer="layout" svg:width="0.75cm" svg:height="0.75cm" svg:x="15cm" svg:y="4.25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17" draw:id="id117" draw:layer="layout" svg:width="0.75cm" svg:height="0.75cm" svg:x="14cm" svg:y="4.25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9" draw:id="id79" draw:layer="layout" svg:width="0.75cm" svg:height="0.75cm" svg:x="19cm" svg:y="10.25cm">
          <text:p text:style-name="P1"><text:span text:style-name="T2">RA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cm" svg:height="0.75cm" svg:x="18cm" svg:y="10.25cm">
          <text:p text:style-name="P1"><text:span text:style-name="T2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cm" svg:height="0.75cm" svg:x="17cm" svg:y="10.25cm">
          <text:p text:style-name="P1"><text:span text:style-name="T2">R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cm" svg:height="0.75cm" svg:x="16cm" svg:y="10.25cm">
          <text:p text:style-name="P1"><text:span text:style-name="T2">VC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2" draw:id="id132" draw:layer="layout" svg:width="0.75cm" svg:height="0.75cm" svg:x="13cm" svg:y="10.25cm">
          <text:p text:style-name="P1"><text:span text:style-name="T2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1" draw:id="id81" draw:layer="layout" svg:width="0.75cm" svg:height="0.75cm" svg:x="12cm" svg:y="10.25cm">
          <text:p text:style-name="P1"><text:span text:style-name="T2">A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76" draw:id="id76" draw:layer="layout" svg:width="0.75cm" svg:height="0.75cm" svg:x="11cm" svg:y="10.25cm">
          <text:p text:style-name="P1"><text:span text:style-name="T2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74" draw:id="id74" draw:layer="layout" svg:width="0.75cm" svg:height="0.75cm" svg:x="10cm" svg:y="10.25cm">
          <text:p text:style-name="P1"><text:span text:style-name="T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3" draw:id="id73" draw:layer="layout" svg:width="0.75cm" svg:height="0.75cm" svg:x="9cm" svg:y="10.25cm">
          <text:p text:style-name="P1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37" draw:id="id137" draw:layer="layout" svg:width="0.75cm" svg:height="0.75cm" svg:x="8cm" svg:y="10.25cm">
          <text:p text:style-name="P1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6" draw:id="id136" draw:layer="layout" svg:width="0.75cm" svg:height="0.75cm" svg:x="15cm" svg:y="10.25cm">
          <text:p text:style-name="P1"><text:span text:style-name="T2">A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4" draw:id="id134" draw:layer="layout" svg:width="0.75cm" svg:height="0.75cm" svg:x="14cm" svg:y="10.25cm">
          <text:p text:style-name="P1"><text:span text:style-name="T2">A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94" draw:id="id94" draw:layer="layout" svg:width="0.75cm" svg:height="0.75cm" svg:x="17cm" svg:y="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11" draw:id="id111" draw:layer="layout" svg:width="0.75cm" svg:height="0.75cm" svg:x="17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7" draw:id="id77" draw:layer="layout" svg:width="0.75cm" svg:height="0.75cm" svg:x="17cm" svg:y="3.25cm">
          <text:p text:style-name="P1"><text:span text:style-name="T2">T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95" draw:id="id95" draw:layer="layout" svg:width="0.75cm" svg:height="0.75cm" svg:x="16cm" svg:y="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10" draw:id="id110" draw:layer="layout" svg:width="0.75cm" svg:height="0.75cm" svg:x="16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5" draw:id="id75" draw:layer="layout" svg:width="0.75cm" svg:height="0.75cm" svg:x="16cm" svg:y="3.25cm">
          <text:p text:style-name="P1"><text:span text:style-name="T2">He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00" draw:id="id100" draw:layer="layout" svg:width="0.75cm" svg:height="0.75cm" svg:x="11cm" svg:y="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05" draw:id="id105" draw:layer="layout" svg:width="0.75cm" svg:height="0.75cm" svg:x="11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24" draw:id="id124" draw:layer="layout" svg:width="0.75cm" svg:height="0.75cm" svg:x="11cm" svg:y="3.25cm">
          <text:p text:style-name="P1"><text:span text:style-name="T2">Ear</text:span></text:p>
          <text:p text:style-name="P1"><text:span text:style-name="T2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03" draw:id="id103" draw:layer="layout" svg:width="0.75cm" svg:height="0.75cm" svg:x="8cm" svg:y="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69" draw:id="id69" draw:layer="layout" svg:width="0.75cm" svg:height="0.75cm" svg:x="10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26" draw:id="id126" draw:layer="layout" svg:width="0.75cm" svg:height="0.75cm" svg:x="10cm" svg:y="3.25cm">
          <text:p text:style-name="P1"><text:span text:style-name="T2">Ear</text:span></text:p>
          <text:p text:style-name="P1"><text:span text:style-name="T2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99" draw:id="id99" draw:layer="layout" svg:width="0.75cm" svg:height="0.75cm" svg:x="12cm" svg:y="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06" draw:id="id106" draw:layer="layout" svg:width="0.75cm" svg:height="0.75cm" svg:x="12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22" draw:id="id122" draw:layer="layout" svg:width="0.75cm" svg:height="0.75cm" svg:x="12cm" svg:y="3.25cm">
          <text:p text:style-name="P1"><text:span text:style-name="T2">Arm</text:span></text:p>
          <text:p text:style-name="P1"><text:span text:style-name="T2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96" draw:id="id96" draw:layer="layout" svg:width="0.75cm" svg:height="0.75cm" svg:x="15cm" svg:y="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09" draw:id="id109" draw:layer="layout" svg:width="0.75cm" svg:height="0.75cm" svg:x="1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16" draw:id="id116" draw:layer="layout" svg:width="0.75cm" svg:height="0.75cm" svg:x="15cm" svg:y="3.25cm">
          <text:p text:style-name="P1"><text:span text:style-name="T2">Foot</text:span></text:p>
          <text:p text:style-name="P1"><text:span text:style-name="T2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62" draw:id="id62" draw:layer="layout" svg:width="0.75cm" svg:height="0.75cm" svg:x="5cm" svg:y="5.25cm">
          <text:p text:style-name="P1"><text:span text:style-name="T2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70" draw:id="id70" draw:layer="layout" svg:width="0.75cm" svg:height="0.75cm" svg:x="6cm" svg:y="5.25cm">
          <text:p text:style-name="P1"><text:span text:style-name="T2">V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59" draw:id="id59" draw:layer="layout" svg:width="0.75cm" svg:height="0.75cm" svg:x="4cm" svg:y="5.25cm">
          <text:p text:style-name="P1"><text:span text:style-name="T2">V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12" draw:id="id112" draw:layer="layout" svg:width="0.75cm" svg:height="0.75cm" svg:x="18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13" draw:id="id113" draw:layer="layout" svg:width="0.75cm" svg:height="0.75cm" svg:x="19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71" draw:id="id71" draw:layer="layout" svg:width="0.75cm" svg:height="0.75cm" draw:transform="rotate (1.5707963267949) translate (7cm 9cm)">
          <text:p text:style-name="P1"><text:span text:style-name="T2">H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61" draw:id="id61" draw:layer="layout" svg:width="0.75cm" svg:height="0.75cm" draw:transform="rotate (1.5707963267949) translate (7cm 10cm)">
          <text:p text:style-name="P1"><text:span text:style-name="T2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72" draw:id="id72" draw:layer="layout" svg:width="0.75cm" svg:height="0.75cm" draw:transform="rotate (1.5707963267949) translate (7cm 8cm)">
          <text:p text:style-name="P1"><text:span text:style-name="T2">R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63" draw:id="id63" draw:layer="layout" svg:width="0.75cm" svg:height="0.75cm" draw:transform="rotate (1.5707963267949) translate (7cm 7cm)">
          <text:p text:style-name="P1"><text:span text:style-name="T2">T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58" draw:id="id58" draw:layer="layout" svg:width="0.75cm" svg:height="0.75cm" draw:transform="rotate (1.5707963267949) translate (3cm 9cm)">
          <text:p text:style-name="P1"><text:span text:style-name="T2">L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60" draw:id="id60" draw:layer="layout" svg:width="0.75cm" svg:height="0.75cm" draw:transform="rotate (1.5707963267949) translate (3cm 10cm)">
          <text:p text:style-name="P1"><text:span text:style-name="T2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87" draw:id="id87" draw:layer="layout" svg:width="0.75cm" svg:height="0.75cm" draw:transform="rotate (1.5707963267949) translate (3cm 8cm)">
          <text:p text:style-name="P1"><text:span text:style-name="T2">R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85" draw:id="id85" draw:layer="layout" svg:width="0.75cm" svg:height="0.75cm" draw:transform="rotate (1.5707963267949) translate (3cm 7cm)">
          <text:p text:style-name="P1"><text:span text:style-name="T2">T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8" draw:id="id138" draw:layer="layout" svg:width="0.75cm" svg:height="0.75cm" draw:transform="rotate (1.5707963267949) translate (7cm 11cm)">
          <text:p text:style-name="P1"><text:span text:style-name="T2">R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9" draw:id="id89" draw:layer="layout" svg:width="0.75cm" svg:height="0.75cm" draw:transform="rotate (1.5707963267949) translate (3cm 11cm)">
          <text:p text:style-name="P1"><text:span text:style-name="T2">R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0" draw:id="id80" draw:layer="layout" svg:width="0.75cm" svg:height="0.75cm" draw:transform="rotate (1.5707963267949) translate (7cm 12cm)">
          <text:p text:style-name="P1"><text:span text:style-name="T2">T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1" draw:id="id91" draw:layer="layout" svg:width="0.75cm" svg:height="0.75cm" draw:transform="rotate (1.5707963267949) translate (3cm 12cm)">
          <text:p text:style-name="P1"><text:span text:style-name="T2">T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3.75cm" svg:y1="8.625cm" svg:x2="4.375cm" svg:y2="6cm" draw:start-shape="id58" draw:start-glue-point="8" draw:end-shape="id59" draw:end-glue-point="8" svg:d="m3750 8625h625v-2625">
          <text:p/>
        </draw:connector>
        <draw:connector draw:style-name="gr7" draw:text-style-name="P3" draw:layer="layout" svg:x1="3.75cm" svg:y1="9.625cm" svg:x2="7cm" svg:y2="9.625cm" draw:start-shape="id60" draw:start-glue-point="8" draw:end-shape="id61" draw:end-glue-point="4" svg:d="m3750 9625h3250">
          <text:p/>
        </draw:connector>
        <draw:connector draw:style-name="gr7" draw:text-style-name="P3" draw:layer="layout" svg:x1="7cm" svg:y1="9.625cm" svg:x2="5.375cm" svg:y2="6cm" draw:start-shape="id61" draw:start-glue-point="4" draw:end-shape="id62" draw:end-glue-point="8" svg:d="m7000 9625h-1625v-3625">
          <text:p/>
        </draw:connector>
        <draw:connector draw:style-name="gr24" draw:text-style-name="P3" draw:layer="layout" draw:line-skew="2.874cm" svg:x1="7.75cm" svg:y1="6.625cm" svg:x2="13.5cm" svg:y2="8.25cm" draw:start-shape="id63" draw:start-glue-point="8" draw:end-shape="id64" draw:end-glue-point="0" svg:d="m7750 6625h5750v1625 0">
          <text:p/>
        </draw:connector>
        <draw:connector draw:style-name="gr7" draw:text-style-name="P3" draw:layer="layout" svg:x1="5.375cm" svg:y1="5cm" svg:x2="5.375cm" svg:y2="5.25cm" draw:start-shape="id65" draw:start-glue-point="8" draw:end-shape="id62" draw:end-glue-point="4" svg:d="m5375 5000v250">
          <text:p/>
        </draw:connector>
        <draw:custom-shape draw:style-name="gr16" draw:text-style-name="P3" xml:id="id131" draw:id="id131" draw:layer="layout" svg:width="0.75cm" svg:height="0.75cm" svg:x="13cm" svg:y="11.25cm">
          <text:p text:style-name="P1"><text:span text:style-name="T2">A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33" draw:id="id133" draw:layer="layout" svg:width="0.75cm" svg:height="0.75cm" svg:x="14cm" svg:y="11.25cm">
          <text:p text:style-name="P1"><text:span text:style-name="T2">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35" draw:id="id135" draw:layer="layout" svg:width="0.75cm" svg:height="0.75cm" svg:x="15cm" svg:y="11.25cm">
          <text:p text:style-name="P1"><text:span text:style-name="T2">A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65" draw:id="id65" draw:layer="layout" svg:width="0.75cm" svg:height="0.75cm" svg:x="5cm" svg:y="4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68" draw:id="id68" draw:layer="layout" svg:width="0.75cm" svg:height="0.75cm" svg:x="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7" draw:id="id67" draw:layer="layout" svg:width="0.75cm" svg:height="0.75cm" svg:x="4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97" draw:id="id97" draw:layer="layout" svg:width="0.75cm" svg:height="0.75cm" svg:x="14cm" svg:y="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08" draw:id="id108" draw:layer="layout" svg:width="0.75cm" svg:height="0.75cm" svg:x="14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18" draw:id="id118" draw:layer="layout" svg:width="0.75cm" svg:height="0.75cm" svg:x="14cm" svg:y="3.25cm">
          <text:p text:style-name="P1"><text:span text:style-name="T2">Foot</text:span></text:p>
          <text:p text:style-name="P1"><text:span text:style-name="T2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98" draw:id="id98" draw:layer="layout" svg:width="0.75cm" svg:height="0.75cm" svg:x="13cm" svg:y="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07" draw:id="id107" draw:layer="layout" svg:width="0.75cm" svg:height="0.75cm" svg:x="13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20" draw:id="id120" draw:layer="layout" svg:width="0.75cm" svg:height="0.75cm" svg:x="13cm" svg:y="3.25cm">
          <text:p text:style-name="P1"><text:span text:style-name="T2">Arm</text:span></text:p>
          <text:p text:style-name="P1"><text:span text:style-name="T2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01" draw:id="id101" draw:layer="layout" svg:width="0.75cm" svg:height="0.75cm" svg:x="10cm" svg:y="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02" draw:id="id102" draw:layer="layout" svg:width="0.75cm" svg:height="0.75cm" svg:x="9cm" svg:y="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30" draw:id="id130" draw:layer="layout" svg:width="0.75cm" svg:height="0.75cm" svg:x="8cm" svg:y="3.25cm">
          <text:p text:style-name="P1"><text:span text:style-name="T2">LED</text:span></text:p>
          <text:p text:style-name="P1"><text:span text:style-name="T2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28" draw:id="id128" draw:layer="layout" svg:width="0.75cm" svg:height="0.75cm" svg:x="9cm" svg:y="3.25cm">
          <text:p text:style-name="P1"><text:span text:style-name="T2">LED</text:span></text:p>
          <text:p text:style-name="P1"><text:span text:style-name="T2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04" draw:id="id104" draw:layer="layout" svg:width="0.75cm" svg:height="0.75cm" svg:x="7.25cm" svg:y="1.75cm">
          <text:p text:style-name="P1"><text:span text:style-name="T2">0.01μ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66" draw:id="id66" draw:layer="layout" svg:width="0.75cm" svg:height="0.75cm" svg:x="4cm" svg:y="1.75cm">
          <text:p text:style-name="P1"><text:span text:style-name="T2">3.3μ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4.375cm" svg:y1="2.5cm" svg:x2="4.375cm" svg:y2="4.25cm" draw:start-shape="id66" draw:start-glue-point="8" draw:end-shape="id67" draw:end-glue-point="4" svg:d="m4375 2500v1750">
          <text:p/>
        </draw:connector>
        <draw:connector draw:style-name="gr7" draw:text-style-name="P3" draw:layer="layout" svg:x1="6.375cm" svg:y1="4.25cm" svg:x2="10cm" svg:y2="2.625cm" draw:start-shape="id68" draw:start-glue-point="4" draw:end-shape="id69" draw:end-glue-point="6" svg:d="m6375 4250v-1625h3625">
          <text:p/>
        </draw:connector>
        <draw:custom-shape draw:style-name="gr22" draw:text-style-name="P3" draw:layer="layout" svg:width="1.75cm" svg:height="1cm" svg:x="18cm" svg:y="1cm">
          <text:p text:style-name="P1"><text:span text:style-name="T2">Power Switch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xml:id="id93" draw:id="id93" draw:layer="layout" svg:width="0.75cm" svg:height="0.75cm" svg:x="18cm" svg:y="1.25cm">
          <text:p text:style-name="P1"><text:span text:style-name="T2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xml:id="id114" draw:id="id114" draw:layer="layout" svg:width="0.75cm" svg:height="0.75cm" svg:x="19cm" svg:y="1.25cm">
          <text:p text:style-name="P1"><text:span text:style-name="T2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" draw:layer="layout" svg:x1="6.375cm" svg:y1="6cm" svg:x2="7cm" svg:y2="8.625cm" draw:start-shape="id70" draw:start-glue-point="8" draw:end-shape="id71" draw:end-glue-point="4" svg:d="m6375 6000v2625h625">
          <text:p/>
        </draw:connector>
        <draw:connector draw:style-name="gr7" draw:text-style-name="P3" draw:layer="layout" svg:x1="7.75cm" svg:y1="7.625cm" svg:x2="9.375cm" svg:y2="10.25cm" draw:start-shape="id72" draw:start-glue-point="8" draw:end-shape="id73" draw:end-glue-point="4" svg:d="m7750 7625h1625v2625">
          <text:p/>
        </draw:connector>
        <draw:connector draw:style-name="gr7" draw:text-style-name="P3" draw:layer="layout" draw:line-skew="-1.501cm" svg:x1="10.375cm" svg:y1="10.25cm" svg:x2="16.375cm" svg:y2="4cm" draw:start-shape="id74" draw:start-glue-point="4" draw:end-shape="id75" draw:end-glue-point="8" svg:d="m10375 10250v-4625h6000v-1625">
          <text:p/>
        </draw:connector>
        <draw:connector draw:style-name="gr7" draw:text-style-name="P3" draw:layer="layout" draw:line-skew="-1.001cm" svg:x1="11.375cm" svg:y1="10.25cm" svg:x2="17.375cm" svg:y2="4cm" draw:start-shape="id76" draw:start-glue-point="4" draw:end-shape="id77" draw:end-glue-point="8" svg:d="m11375 10250v-4125h6000v-2125">
          <text:p/>
        </draw:connector>
        <draw:connector draw:style-name="gr7" draw:text-style-name="P3" draw:layer="layout" svg:x1="4.75cm" svg:y1="2.125cm" svg:x2="5.375cm" svg:y2="4.25cm" draw:start-shape="id66" draw:start-glue-point="10" draw:end-shape="id65" draw:end-glue-point="4" svg:d="m4750 2125h625v2125">
          <text:p/>
        </draw:connector>
        <draw:custom-shape draw:style-name="gr2" draw:text-style-name="P3" draw:layer="layout" svg:width="0.75cm" svg:height="0.75cm" svg:x="13.5cm" svg:y="9.25cm">
          <text:p text:style-name="P1"><text:span text:style-name="T2">A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75cm" svg:height="0.75cm" svg:x="14.5cm" svg:y="9.25cm">
          <text:p text:style-name="P1"><text:span text:style-name="T2">A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3" xml:id="id78" draw:id="id78" draw:layer="layout" svg:x1="12.5cm" svg:y1="7.75cm" svg:x2="18.5cm" svg:y2="7.75cm">
          <text:p/>
        </draw:line>
        <draw:connector draw:style-name="gr7" draw:text-style-name="P3" draw:layer="layout" draw:line-skew="-1.25cm" svg:x1="18.5cm" svg:y1="7.75cm" svg:x2="19.375cm" svg:y2="10.25cm" draw:start-shape="id78" draw:start-glue-point="1" draw:end-shape="id79" draw:end-glue-point="4" svg:d="m18500 7750v0h875v2500">
          <text:p/>
        </draw:connector>
        <draw:connector draw:style-name="gr24" draw:text-style-name="P3" draw:layer="layout" svg:x1="12.5cm" svg:y1="7.75cm" svg:x2="7.75cm" svg:y2="8.625cm" draw:start-shape="id78" draw:start-glue-point="3" draw:end-shape="id71" draw:end-glue-point="8" svg:d="m12500 7750h-2374v875h-2376">
          <text:p/>
        </draw:connector>
        <draw:custom-shape draw:style-name="gr15" draw:text-style-name="P3" xml:id="id86" draw:id="id86" draw:layer="layout" svg:width="0.75cm" svg:height="0.75cm" svg:x="1cm" svg:y="7.25cm">
          <text:p text:style-name="P1"><text:span text:style-name="T2">R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83" draw:id="id83" draw:layer="layout" svg:width="0.75cm" svg:height="0.75cm" svg:x="1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92" draw:id="id92" draw:layer="layout" svg:width="0.75cm" svg:height="0.75cm" svg:x="1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84" draw:id="id84" draw:layer="layout" svg:width="0.75cm" svg:height="0.75cm" svg:x="1cm" svg:y="8.25cm">
          <text:p text:style-name="P1"><text:span text:style-name="T2">T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0" draw:id="id90" draw:layer="layout" svg:width="0.75cm" svg:height="0.75cm" svg:x="1cm" svg:y="9.25cm">
          <text:p text:style-name="P1"><text:span text:style-name="T2">R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8" draw:id="id88" draw:layer="layout" svg:width="0.75cm" svg:height="0.75cm" svg:x="1cm" svg:y="10.25cm">
          <text:p text:style-name="P1"><text:span text:style-name="T2">C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7.75cm" svg:y1="11.625cm" svg:x2="12.375cm" svg:y2="11cm" draw:start-shape="id80" draw:start-glue-point="8" draw:end-shape="id81" draw:end-glue-point="8" svg:d="m7750 11625h4625v-625">
          <text:p/>
        </draw:connector>
        <draw:line draw:style-name="gr25" draw:text-style-name="P3" xml:id="id64" draw:id="id64" draw:layer="layout" svg:x1="13.5cm" svg:y1="9.5cm" svg:x2="13.5cm" svg:y2="8.25cm">
          <text:p/>
        </draw:line>
        <draw:connector draw:style-name="gr24" draw:text-style-name="P3" draw:layer="layout" draw:line-skew="-0.251cm" svg:x1="7.75cm" svg:y1="9.625cm" svg:x2="18.5cm" svg:y2="8.75cm" draw:start-shape="id61" draw:start-glue-point="8" draw:end-shape="id82" draw:end-glue-point="0" svg:d="m7750 9625h5125v-875h5625">
          <text:p/>
        </draw:connector>
        <draw:line draw:style-name="gr25" draw:text-style-name="P3" xml:id="id82" draw:id="id82" draw:layer="layout" svg:x1="18.5cm" svg:y1="10.25cm" svg:x2="18.5cm" svg:y2="8.75cm">
          <text:p/>
        </draw:line>
        <draw:connector draw:style-name="gr25" draw:text-style-name="P3" draw:layer="layout" draw:type="line" svg:x1="1.75cm" svg:y1="6.625cm" svg:x2="3cm" svg:y2="8.625cm" draw:start-shape="id83" draw:start-glue-point="10" draw:end-shape="id58" draw:end-glue-point="4" svg:d="m1750 6625 1250 2000">
          <text:p/>
        </draw:connector>
        <draw:connector draw:style-name="gr25" draw:text-style-name="P3" draw:layer="layout" draw:type="line" svg:x1="1.75cm" svg:y1="8.625cm" svg:x2="3cm" svg:y2="6.625cm" draw:start-shape="id84" draw:start-glue-point="10" draw:end-shape="id85" draw:end-glue-point="4" svg:d="m1750 8625 1250-2000">
          <text:p/>
        </draw:connector>
        <draw:connector draw:style-name="gr25" draw:text-style-name="P3" draw:layer="layout" draw:type="line" svg:x1="1.75cm" svg:y1="7.625cm" svg:x2="3cm" svg:y2="7.625cm" draw:start-shape="id86" draw:start-glue-point="10" draw:end-shape="id87" draw:end-glue-point="4" svg:d="m1750 7625h1250">
          <text:p/>
        </draw:connector>
        <draw:connector draw:style-name="gr25" draw:text-style-name="P3" draw:layer="layout" draw:type="line" svg:x1="1.75cm" svg:y1="10.625cm" svg:x2="3cm" svg:y2="10.625cm" draw:start-shape="id88" draw:start-glue-point="10" draw:end-shape="id89" draw:end-glue-point="4" svg:d="m1750 10625h1250">
          <text:p/>
        </draw:connector>
        <draw:connector draw:style-name="gr25" draw:text-style-name="P3" draw:layer="layout" draw:type="line" svg:x1="1.75cm" svg:y1="9.625cm" svg:x2="3cm" svg:y2="11.625cm" draw:start-shape="id90" draw:start-glue-point="10" draw:end-shape="id91" draw:end-glue-point="4" svg:d="m1750 9625 1250 2000">
          <text:p/>
        </draw:connector>
        <draw:connector draw:style-name="gr25" draw:text-style-name="P3" draw:layer="layout" draw:type="line" svg:x1="1.75cm" svg:y1="11.625cm" svg:x2="3cm" svg:y2="9.625cm" draw:start-shape="id92" draw:start-glue-point="10" draw:end-shape="id60" draw:end-glue-point="4" svg:d="m1750 11625 1250-2000">
          <text:p/>
        </draw:connector>
        <draw:connector draw:style-name="gr7" draw:text-style-name="P3" draw:layer="layout" svg:x1="4.375cm" svg:y1="5cm" svg:x2="4.375cm" svg:y2="5.25cm" draw:start-shape="id67" draw:start-glue-point="8" draw:end-shape="id59" draw:end-glue-point="4" svg:d="m4375 5000v250">
          <text:p/>
        </draw:connector>
        <draw:connector draw:style-name="gr7" draw:text-style-name="P3" draw:layer="layout" svg:x1="6.375cm" svg:y1="5cm" svg:x2="6.375cm" svg:y2="5.25cm" draw:start-shape="id68" draw:start-glue-point="8" draw:end-shape="id70" draw:end-glue-point="4" svg:d="m6375 5000v250">
          <text:p/>
        </draw:connector>
        <draw:connector draw:style-name="gr7" draw:text-style-name="P3" draw:layer="layout" svg:x1="18cm" svg:y1="1.625cm" svg:x2="17.75cm" svg:y2="1.625cm" draw:start-shape="id93" draw:start-glue-point="6" draw:end-shape="id94" draw:end-glue-point="10" svg:d="m18000 1625h-250">
          <text:p/>
        </draw:connector>
        <draw:connector draw:style-name="gr7" draw:text-style-name="P3" draw:layer="layout" svg:x1="17cm" svg:y1="1.625cm" svg:x2="16.75cm" svg:y2="1.625cm" draw:start-shape="id94" draw:start-glue-point="6" draw:end-shape="id95" draw:end-glue-point="10" svg:d="m17000 1625h-250">
          <text:p/>
        </draw:connector>
        <draw:connector draw:style-name="gr7" draw:text-style-name="P3" draw:layer="layout" svg:x1="16cm" svg:y1="1.625cm" svg:x2="15.75cm" svg:y2="1.625cm" draw:start-shape="id95" draw:start-glue-point="6" draw:end-shape="id96" draw:end-glue-point="10" svg:d="m16000 1625h-250">
          <text:p/>
        </draw:connector>
        <draw:connector draw:style-name="gr7" draw:text-style-name="P3" draw:layer="layout" svg:x1="15cm" svg:y1="1.625cm" svg:x2="14.75cm" svg:y2="1.625cm" draw:start-shape="id96" draw:start-glue-point="6" draw:end-shape="id97" draw:end-glue-point="10" svg:d="m15000 1625h-250">
          <text:p/>
        </draw:connector>
        <draw:connector draw:style-name="gr7" draw:text-style-name="P3" draw:layer="layout" svg:x1="14cm" svg:y1="1.625cm" svg:x2="13.75cm" svg:y2="1.625cm" draw:start-shape="id97" draw:start-glue-point="6" draw:end-shape="id98" draw:end-glue-point="10" svg:d="m14000 1625h-250">
          <text:p/>
        </draw:connector>
        <draw:connector draw:style-name="gr7" draw:text-style-name="P3" draw:layer="layout" svg:x1="13cm" svg:y1="1.625cm" svg:x2="12.75cm" svg:y2="1.625cm" draw:start-shape="id98" draw:start-glue-point="6" draw:end-shape="id99" draw:end-glue-point="10" svg:d="m13000 1625h-250">
          <text:p/>
        </draw:connector>
        <draw:connector draw:style-name="gr7" draw:text-style-name="P3" draw:layer="layout" svg:x1="12cm" svg:y1="1.625cm" svg:x2="11.75cm" svg:y2="1.625cm" draw:start-shape="id99" draw:start-glue-point="6" draw:end-shape="id100" draw:end-glue-point="10" svg:d="m12000 1625h-250">
          <text:p/>
        </draw:connector>
        <draw:connector draw:style-name="gr7" draw:text-style-name="P3" draw:layer="layout" svg:x1="11cm" svg:y1="1.625cm" svg:x2="10.75cm" svg:y2="1.625cm" draw:start-shape="id100" draw:start-glue-point="6" draw:end-shape="id101" draw:end-glue-point="10" svg:d="m11000 1625h-250">
          <text:p/>
        </draw:connector>
        <draw:connector draw:style-name="gr7" draw:text-style-name="P3" draw:layer="layout" svg:x1="10cm" svg:y1="1.625cm" svg:x2="9.75cm" svg:y2="1.625cm" draw:start-shape="id101" draw:start-glue-point="6" draw:end-shape="id102" draw:end-glue-point="10" svg:d="m10000 1625h-250">
          <text:p/>
        </draw:connector>
        <draw:connector draw:style-name="gr7" draw:text-style-name="P3" draw:layer="layout" svg:x1="9cm" svg:y1="1.625cm" svg:x2="8.75cm" svg:y2="1.625cm" draw:start-shape="id102" draw:start-glue-point="6" draw:end-shape="id103" draw:end-glue-point="10" svg:d="m9000 1625h-250">
          <text:p/>
        </draw:connector>
        <draw:connector draw:style-name="gr7" draw:text-style-name="P3" draw:layer="layout" svg:x1="8cm" svg:y1="1.625cm" svg:x2="7.625cm" svg:y2="1.75cm" draw:start-shape="id103" draw:start-glue-point="6" draw:end-shape="id104" draw:end-glue-point="4" svg:d="m8000 1625h-375v125">
          <text:p/>
        </draw:connector>
        <draw:connector draw:style-name="gr7" draw:text-style-name="P3" draw:layer="layout" svg:x1="7.25cm" svg:y1="2.125cm" svg:x2="6.375cm" svg:y2="4.25cm" draw:start-shape="id104" draw:start-glue-point="6" draw:end-shape="id68" draw:end-glue-point="4" svg:d="m7250 2125h-875v2125">
          <text:p/>
        </draw:connector>
        <draw:connector draw:style-name="gr7" draw:text-style-name="P3" draw:layer="layout" svg:x1="11cm" svg:y1="2.625cm" svg:x2="10.75cm" svg:y2="2.625cm" draw:start-shape="id105" draw:start-glue-point="6" draw:end-shape="id69" draw:end-glue-point="10" svg:d="m11000 2625h-250">
          <text:p/>
        </draw:connector>
        <draw:connector draw:style-name="gr7" draw:text-style-name="P3" draw:layer="layout" svg:x1="12cm" svg:y1="2.625cm" svg:x2="11.75cm" svg:y2="2.625cm" draw:start-shape="id106" draw:start-glue-point="6" draw:end-shape="id105" draw:end-glue-point="10" svg:d="m12000 2625h-250">
          <text:p/>
        </draw:connector>
        <draw:connector draw:style-name="gr7" draw:text-style-name="P3" draw:layer="layout" svg:x1="13cm" svg:y1="2.625cm" svg:x2="12.75cm" svg:y2="2.625cm" draw:start-shape="id107" draw:start-glue-point="6" draw:end-shape="id106" draw:end-glue-point="10" svg:d="m13000 2625h-250">
          <text:p/>
        </draw:connector>
        <draw:connector draw:style-name="gr7" draw:text-style-name="P3" draw:layer="layout" svg:x1="14cm" svg:y1="2.625cm" svg:x2="13.75cm" svg:y2="2.625cm" draw:start-shape="id108" draw:start-glue-point="6" draw:end-shape="id107" draw:end-glue-point="10" svg:d="m14000 2625h-250">
          <text:p/>
        </draw:connector>
        <draw:connector draw:style-name="gr7" draw:text-style-name="P3" draw:layer="layout" svg:x1="15cm" svg:y1="2.625cm" svg:x2="14.75cm" svg:y2="2.625cm" draw:start-shape="id109" draw:start-glue-point="6" draw:end-shape="id108" draw:end-glue-point="10" svg:d="m15000 2625h-250">
          <text:p/>
        </draw:connector>
        <draw:connector draw:style-name="gr7" draw:text-style-name="P3" draw:layer="layout" svg:x1="16cm" svg:y1="2.625cm" svg:x2="15.75cm" svg:y2="2.625cm" draw:start-shape="id110" draw:start-glue-point="6" draw:end-shape="id109" draw:end-glue-point="10" svg:d="m16000 2625h-250">
          <text:p/>
        </draw:connector>
        <draw:connector draw:style-name="gr7" draw:text-style-name="P3" draw:layer="layout" svg:x1="17cm" svg:y1="2.625cm" svg:x2="16.75cm" svg:y2="2.625cm" draw:start-shape="id111" draw:start-glue-point="6" draw:end-shape="id110" draw:end-glue-point="10" svg:d="m17000 2625h-250">
          <text:p/>
        </draw:connector>
        <draw:connector draw:style-name="gr7" draw:text-style-name="P3" draw:layer="layout" svg:x1="18cm" svg:y1="2.625cm" svg:x2="17.75cm" svg:y2="2.625cm" draw:start-shape="id112" draw:start-glue-point="6" draw:end-shape="id111" draw:end-glue-point="10" svg:d="m18000 2625h-250">
          <text:p/>
        </draw:connector>
        <draw:connector draw:style-name="gr7" draw:text-style-name="P3" draw:layer="layout" svg:x1="19.375cm" svg:y1="2.25cm" svg:x2="19.375cm" svg:y2="2cm" draw:start-shape="id113" draw:start-glue-point="4" draw:end-shape="id114" draw:end-glue-point="8" svg:d="m19375 2250v-250">
          <text:p/>
        </draw:connector>
        <draw:connector draw:style-name="gr7" draw:text-style-name="P3" draw:layer="layout" svg:x1="15.375cm" svg:y1="4.25cm" svg:x2="15.375cm" svg:y2="4cm" draw:start-shape="id115" draw:start-glue-point="4" draw:end-shape="id116" draw:end-glue-point="8" svg:d="m15375 4250v-250">
          <text:p/>
        </draw:connector>
        <draw:connector draw:style-name="gr7" draw:text-style-name="P3" draw:layer="layout" svg:x1="14.375cm" svg:y1="4.25cm" svg:x2="14.375cm" svg:y2="4cm" draw:start-shape="id117" draw:start-glue-point="4" draw:end-shape="id118" draw:end-glue-point="8" svg:d="m14375 4250v-250">
          <text:p/>
        </draw:connector>
        <draw:connector draw:style-name="gr7" draw:text-style-name="P3" draw:layer="layout" svg:x1="13.375cm" svg:y1="4.25cm" svg:x2="13.375cm" svg:y2="4cm" draw:start-shape="id119" draw:start-glue-point="4" draw:end-shape="id120" draw:end-glue-point="8" svg:d="m13375 4250v-250">
          <text:p/>
        </draw:connector>
        <draw:connector draw:style-name="gr7" draw:text-style-name="P3" draw:layer="layout" svg:x1="12.375cm" svg:y1="4.25cm" svg:x2="12.375cm" svg:y2="4cm" draw:start-shape="id121" draw:start-glue-point="4" draw:end-shape="id122" draw:end-glue-point="8" svg:d="m12375 4250v-250">
          <text:p/>
        </draw:connector>
        <draw:connector draw:style-name="gr7" draw:text-style-name="P3" draw:layer="layout" svg:x1="11.375cm" svg:y1="4.25cm" svg:x2="11.375cm" svg:y2="4cm" draw:start-shape="id123" draw:start-glue-point="4" draw:end-shape="id124" draw:end-glue-point="8" svg:d="m11375 4250v-250">
          <text:p/>
        </draw:connector>
        <draw:connector draw:style-name="gr7" draw:text-style-name="P3" draw:layer="layout" svg:x1="10.375cm" svg:y1="4.25cm" svg:x2="10.375cm" svg:y2="4cm" draw:start-shape="id125" draw:start-glue-point="4" draw:end-shape="id126" draw:end-glue-point="8" svg:d="m10375 4250v-250">
          <text:p/>
        </draw:connector>
        <draw:connector draw:style-name="gr7" draw:text-style-name="P3" draw:layer="layout" svg:x1="9.375cm" svg:y1="4.25cm" svg:x2="9.375cm" svg:y2="4cm" draw:start-shape="id127" draw:start-glue-point="4" draw:end-shape="id128" draw:end-glue-point="8" svg:d="m9375 4250v-250">
          <text:p/>
        </draw:connector>
        <draw:connector draw:style-name="gr7" draw:text-style-name="P3" draw:layer="layout" svg:x1="8.375cm" svg:y1="4.25cm" svg:x2="8.375cm" svg:y2="4cm" draw:start-shape="id129" draw:start-glue-point="4" draw:end-shape="id130" draw:end-glue-point="8" svg:d="m8375 4250v-250">
          <text:p/>
        </draw:connector>
        <draw:connector draw:style-name="gr7" draw:text-style-name="P3" draw:layer="layout" svg:x1="13.375cm" svg:y1="11.25cm" svg:x2="13.375cm" svg:y2="11cm" draw:start-shape="id131" draw:start-glue-point="4" draw:end-shape="id132" draw:end-glue-point="8" svg:d="m13375 11250v-250">
          <text:p/>
        </draw:connector>
        <draw:connector draw:style-name="gr7" draw:text-style-name="P3" draw:layer="layout" svg:x1="14.375cm" svg:y1="11.25cm" svg:x2="14.375cm" svg:y2="11cm" draw:start-shape="id133" draw:start-glue-point="4" draw:end-shape="id134" draw:end-glue-point="8" svg:d="m14375 11250v-250">
          <text:p/>
        </draw:connector>
        <draw:connector draw:style-name="gr7" draw:text-style-name="P3" draw:layer="layout" svg:x1="15.375cm" svg:y1="11.25cm" svg:x2="15.375cm" svg:y2="11cm" draw:start-shape="id135" draw:start-glue-point="4" draw:end-shape="id136" draw:end-glue-point="8" svg:d="m15375 11250v-250">
          <text:p/>
        </draw:connector>
        <draw:connector draw:style-name="gr7" draw:text-style-name="P3" draw:layer="layout" svg:x1="8cm" svg:y1="10.625cm" svg:x2="7.75cm" svg:y2="10.625cm" draw:start-shape="id137" draw:start-glue-point="6" draw:end-shape="id138" draw:end-glue-point="8" svg:d="m8000 10625h-250">
          <text:p/>
        </draw:connector>
        <draw:frame draw:style-name="gr26" draw:text-style-name="P5" draw:layer="layout" svg:width="0.502cm" svg:height="1.394cm" svg:x="5cm" svg:y="5.713cm">
          <draw:text-box>
            <text:p/>
          </draw:text-box>
        </draw:frame>
      </draw:page>
      <draw:page draw:name="page4" draw:style-name="dp1" draw:master-page-name="標準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26T23:20:46</meta:creation-date>
    <meta:generator>LibreOffice/3.5$Linux_X86_64 LibreOffice_project/350m1$Build-2</meta:generator>
    <dc:date>2012-11-04T13:03:10</dc:date>
    <meta:editing-duration>PT15H19M28S</meta:editing-duration>
    <meta:editing-cycles>47</meta:editing-cycles>
    <meta:document-statistic meta:object-count="344"/>
  </office:meta>
</office:document-meta>
</file>